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text-properties fo:color="#000000"/>
    </style:style>
    <style:style style:name="P3" style:family="paragraph" style:parent-style-name="Heading_20_2">
      <style:text-properties fo:color="#000000"/>
    </style:style>
    <style:style style:name="P4" style:family="paragraph" style:parent-style-name="Standard">
      <style:text-properties fo:color="#000000"/>
    </style:style>
    <style:style style:name="P5" style:family="paragraph" style:parent-style-name="Preformatted_20_Text">
      <style:text-properties fo:color="#000000"/>
    </style:style>
    <style:style style:name="P6" style:family="paragraph" style:parent-style-name="Heading_20_3">
      <style:text-properties fo:color="#000000"/>
    </style:style>
    <style:style style:name="T1" style:family="text">
      <style:text-properties fo:color="#f8f8f2"/>
    </style:style>
    <style:style style:name="T2" style:family="text">
      <style:text-properties fo:color="#ae81ff"/>
    </style:style>
    <style:style style:name="T3" style:family="text">
      <style:text-properties fo:color="#75715e"/>
    </style:style>
    <style:style style:name="T4" style:family="text">
      <style:text-properties fo:color="#f92672"/>
    </style:style>
    <style:style style:name="T5" style:family="text">
      <style:text-properties fo:color="#a6e22e"/>
    </style:style>
    <style:style style:name="T6" style:family="text">
      <style:text-properties fo:color="#e6db74"/>
    </style:style>
    <style:style style:name="T7" style:family="text">
      <style:text-properties fo:color="#66d9ef"/>
    </style:style>
    <style:style style:name="T8"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Blocks</text:h>
      <text:p text:style-name="Text_20_body"><text:span text:style-name="T8">Let's take a closer look at main feature of the Ruby language: </text:span><text:span text:style-name="Strong_20_Emphasis"><text:span text:style-name="T8">blocks</text:span></text:span><text:span text:style-name="T8">. Until this point you have been utilizing blocks with enumerable methods like </text:span><text:span text:style-name="Source_20_Text"><text:span text:style-name="T8">each</text:span></text:span><text:span text:style-name="T8">, </text:span><text:span text:style-name="Source_20_Text"><text:span text:style-name="T8">map</text:span></text:span><text:span text:style-name="T8">, and </text:span><text:span text:style-name="Source_20_Text"><text:span text:style-name="T8">times</text:span></text:span><text:span text:style-name="T8">. A block is a chunk of code that is passed into a method to be executed. We explored blocks in previous sections, but now we'll want to take a peek under the hood and use blocks in our methods. First, let's do a quick refresher.</text:span></text:p>
      <text:h text:style-name="P6" text:outline-level="3">Block Basics</text:h>
      <text:p text:style-name="P2">There are two ways to pass a block into a method.</text:p>
      <text:p text:style-name="Text_20_body"><text:span text:style-name="T8">We can use </text:span><text:span text:style-name="Source_20_Text"><text:span text:style-name="T8">{...}</text:span></text:span><text:span text:style-name="T8"> brace syntax for blocks that only contain a single line of code:</text:span></text:p>
      <text:p text:style-name="P1"><text:span text:style-name="Source_20_Text"><text:span text:style-name="T8">[1,2,3].map { |num| -(num * 2) } # =&gt; [-2, -4, -6]</text:span></text:span></text:p>
      <text:p text:style-name="Text_20_body"><text:span text:style-name="T8">Or, we can use </text:span><text:span text:style-name="Source_20_Text"><text:span text:style-name="T8">do...end</text:span></text:span><text:span text:style-name="T8"> syntax for multiline blocks:</text:span></text:p>
      <text:p text:style-name="Preformatted_20_Text"><text:span text:style-name="Source_20_Text"><text:span text:style-name="T8">[1,2,3].map do |num|</text:span></text:span></text:p>
      <text:p text:style-name="Preformatted_20_Text"><text:span text:style-name="Source_20_Text"><text:span text:style-name="T8"><text:s text:c="2"/>doubled = num * 2</text:span></text:span></text:p>
      <text:p text:style-name="Preformatted_20_Text"><text:span text:style-name="Source_20_Text"><text:span text:style-name="T8"><text:s text:c="2"/>-doubled</text:span></text:span></text:p>
      <text:p text:style-name="P1"><text:span text:style-name="Source_20_Text"><text:span text:style-name="T8">end <text:s text:c="4"/># =&gt; [-2, -4, -6]</text:span></text:span></text:p>
      <text:p text:style-name="Text_20_body"><text:span text:style-name="T8">Brace </text:span><text:span text:style-name="Source_20_Text"><text:span text:style-name="T8">{...}</text:span></text:span><text:span text:style-name="T8"> blocks and </text:span><text:span text:style-name="Source_20_Text"><text:span text:style-name="T8">do...end</text:span></text:span><text:span text:style-name="T8"> blocks are functionally equivalent, we just prefer </text:span><text:span text:style-name="Source_20_Text"><text:span text:style-name="T8">do...end</text:span></text:span><text:span text:style-name="T8"> for blocks that contain many lines.</text:span></text:p>
      <text:p text:style-name="Text_20_body"><text:span text:style-name="T8">Blocks can accept parameters if we name them between pipes (</text:span><text:span text:style-name="Source_20_Text"><text:span text:style-name="T8">|param_1, param_2, etc.|</text:span></text:span><text:span text:style-name="T8">).</text:span></text:p>
      <text:p text:style-name="Text_20_body"><text:span text:style-name="T8">We know that when we pass a block into </text:span><text:span text:style-name="Source_20_Text"><text:span text:style-name="T8">map</text:span></text:span><text:span text:style-name="T8">, </text:span><text:span text:style-name="Source_20_Text"><text:span text:style-name="T8">map</text:span></text:span><text:span text:style-name="T8"> will execute the block, passing in every element of the array one by one. It will take each evaluation of the block and make that value an element of the new array that the </text:span><text:span text:style-name="Source_20_Text"><text:span text:style-name="T8">map</text:span></text:span><text:span text:style-name="T8"> method will return.</text:span></text:p>
      <text:p text:style-name="Text_20_body"><text:span text:style-name="T8">Blocks are somewhat similar to methods in that both can contain lines of code as well as take in parameters. However, an important distinction to make is that the </text:span><text:span text:style-name="Source_20_Text"><text:span text:style-name="T8">return</text:span></text:span><text:span text:style-name="T8"> keyword pertains to </text:span><text:span text:style-name="Emphasis"><text:span text:style-name="T8">methods</text:span></text:span><text:span text:style-name="T8">, not </text:span><text:span text:style-name="Emphasis"><text:span text:style-name="T8">blocks</text:span></text:span><text:span text:style-name="T8">. Let's take a look at a common pitfall:</text:span></text:p>
      <text:p text:style-name="Preformatted_20_Text"><text:span text:style-name="Source_20_Text"><text:span text:style-name="T8"># Correct:</text:span></text:span></text:p>
      <text:p text:style-name="Preformatted_20_Text"><text:span text:style-name="Source_20_Text"><text:span text:style-name="T8">def double_eles(arr)</text:span></text:span></text:p>
      <text:p text:style-name="Preformatted_20_Text"><text:span text:style-name="Source_20_Text"><text:span text:style-name="T8"><text:s text:c="2"/>arr.map do |ele|</text:span></text:span></text:p>
      <text:p text:style-name="Preformatted_20_Text"><text:span text:style-name="Source_20_Text"><text:span text:style-name="T8"><text:s text:c="4"/>ele * 2</text:span></text:span></text:p>
      <text:p text:style-name="Preformatted_20_Text"><text:span text:style-name="Source_20_Text"><text:span text:style-name="T8"><text:s text:c="2"/>end</text:span></text:span></text:p>
      <text:p text:style-name="Preformatted_20_Text"><text:span text:style-name="Source_20_Text"><text:span text:style-name="T8">end</text:span></text:span></text:p>
      <text:p text:style-name="Preformatted_20_Text"><text:span text:style-name="Source_20_Text"><text:span text:style-name="T8">double_eles([1,2,3]) #=&gt; [2,4,6]</text:span></text:span></text:p>
      <text:p text:style-name="P5"/>
      <text:p text:style-name="P5"/>
      <text:p text:style-name="Preformatted_20_Text"><text:span text:style-name="Source_20_Text"><text:span text:style-name="T8"># Incorrect:</text:span></text:span></text:p>
      <text:p text:style-name="Preformatted_20_Text"><text:span text:style-name="Source_20_Text"><text:span text:style-name="T8">def double_eles(arr)</text:span></text:span></text:p>
      <text:p text:style-name="Preformatted_20_Text"><text:span text:style-name="Source_20_Text"><text:span text:style-name="T8"><text:s text:c="2"/>arr.map do |ele|</text:span></text:span></text:p>
      <text:p text:style-name="Preformatted_20_Text"><text:span text:style-name="Source_20_Text"><text:span text:style-name="T8"><text:s text:c="4"/>return ele * 2</text:span></text:span></text:p>
      <text:p text:style-name="Preformatted_20_Text"><text:span text:style-name="Source_20_Text"><text:span text:style-name="T8"><text:s text:c="2"/>end</text:span></text:span></text:p>
      <text:p text:style-name="Preformatted_20_Text"><text:span text:style-name="Source_20_Text"><text:span text:style-name="T8">end</text:span></text:span></text:p>
      <text:p text:style-name="P1"><text:span text:style-name="Source_20_Text"><text:span text:style-name="T8">double_eles([1,2,3]) #=&gt; 2</text:span></text:span></text:p>
      <text:p text:style-name="Text_20_body"><text:soft-page-break/><text:span text:style-name="T8">Looking at the incorrect implementation of </text:span><text:span text:style-name="Source_20_Text"><text:span text:style-name="T8">double_eles</text:span></text:span><text:span text:style-name="T8">, we use the </text:span><text:span text:style-name="Source_20_Text"><text:span text:style-name="T8">return</text:span></text:span><text:span text:style-name="T8"> keyword within the block. If we use return we will be returning out of the entire </text:span><text:span text:style-name="Source_20_Text"><text:span text:style-name="T8">double_eles</text:span></text:span><text:span text:style-name="T8"> method on the first iteration of map. In other words, using </text:span><text:span text:style-name="Source_20_Text"><text:span text:style-name="T8">return</text:span></text:span><text:span text:style-name="T8"> in a block will not make the block evaluate to the return value. The </text:span><text:span text:style-name="Source_20_Text"><text:span text:style-name="T8">return</text:span></text:span><text:span text:style-name="T8"> will force the outer method to evaluate to the return value. This is a huge reason why we should treat </text:span><text:span text:style-name="Emphasis"><text:span text:style-name="T8">blocks</text:span></text:span><text:span text:style-name="T8"> and </text:span><text:span text:style-name="Emphasis"><text:span text:style-name="T8">methods</text:span></text:span><text:span text:style-name="T8"> as somewhat distinct concepts.</text:span></text:p>
      <text:h text:style-name="P6" text:outline-level="3">Using Methods as Blocks</text:h>
      <text:p text:style-name="P2">It is very, very common to have blocks that take an argument and call a single method. For example:</text:p>
      <text:p text:style-name="Preformatted_20_Text"><text:span text:style-name="Source_20_Text"><text:span text:style-name="T8">["a", "b", "c"].map { |str| str.upcase } <text:s/>#=&gt; ["A", "B", "C"]</text:span></text:span></text:p>
      <text:p text:style-name="P1"><text:span text:style-name="Source_20_Text"><text:span text:style-name="T8">[1, 2, 5].select { |num| num.odd? } <text:s text:c="6"/>#=&gt; [1, 5]</text:span></text:span></text:p>
      <text:p text:style-name="P2">Ruby allows us to use cleaner syntax when we have simple blocks that follow the above pattern. Let's refactor the above example to use this shortcut:</text:p>
      <text:p text:style-name="Preformatted_20_Text"><text:span text:style-name="Source_20_Text"><text:span text:style-name="T8">["a", "b", "c"].map(&amp;:upcase) #=&gt; ["A", "B", "C"]</text:span></text:span></text:p>
      <text:p text:style-name="P1"><text:span text:style-name="Source_20_Text"><text:span text:style-name="T8">[1, 2, 5].select(&amp;:odd?) <text:s text:c="5"/>#=&gt; [1, 5]</text:span></text:span></text:p>
      <text:p text:style-name="Text_20_body"><text:span text:style-name="T8">You may find this syntax quite strange. Let's notice a few things about how we are using </text:span><text:span text:style-name="Source_20_Text"><text:span text:style-name="T8">map</text:span></text:span><text:span text:style-name="T8">. We call </text:span><text:span text:style-name="Source_20_Text"><text:span text:style-name="T8">map</text:span></text:span><text:span text:style-name="T8"> and pass in a single argument, </text:span><text:span text:style-name="Source_20_Text"><text:span text:style-name="T8">&amp;:upcase</text:span></text:span><text:span text:style-name="T8">. </text:span><text:span text:style-name="Source_20_Text"><text:span text:style-name="T8">:upcase</text:span></text:span><text:span text:style-name="T8"> is a symbol referring to the String#upcase method. We use </text:span><text:span text:style-name="Source_20_Text"><text:span text:style-name="T8">&amp;</text:span></text:span><text:span text:style-name="T8"> to convert this "method" into an object that we can pass into </text:span><text:span text:style-name="Source_20_Text"><text:span text:style-name="T8">map</text:span></text:span><text:span text:style-name="T8">. In Ruby, we cannot directly pass a method into another method, so we need to use the </text:span><text:span text:style-name="Source_20_Text"><text:span text:style-name="T8">&amp;</text:span></text:span><text:span text:style-name="T8"> operator. In the next lecture we'll explore the intricacies of </text:span><text:span text:style-name="Source_20_Text"><text:span text:style-name="T8">&amp;</text:span></text:span><text:span text:style-name="T8">.</text:span></text:p>
      <text:p text:style-name="Text_20_body"><text:span text:style-name="T8">For now, here's a hard and fast rule you can use to optimize some blocks. If you are calling a method like </text:span><text:span text:style-name="Source_20_Text"><text:span text:style-name="T8">map</text:span></text:span><text:span text:style-name="T8">, passing a block that has this general structure:</text:span></text:p>
      <text:p text:style-name="P1"><text:span text:style-name="Source_20_Text"><text:span text:style-name="T8">array.map { |block_param| block_param.method }</text:span></text:span></text:p>
      <text:p text:style-name="P2">Then you can rewrite it as:</text:p>
      <text:p text:style-name="P1"><text:span text:style-name="Source_20_Text"><text:span text:style-name="T8">array.map(&amp;:method)</text:span></text:span></text:p>
      <text:p text:style-name="Text_20_body"><text:span text:style-name="T8">When employing this trick, be aware of what </text:span><text:span text:style-name="Source_20_Text"><text:span text:style-name="T8">&amp;:method</text:span></text:span><text:span text:style-name="T8"> you are using. The method you choose should be compatible with your data:</text:span></text:p>
      <text:p text:style-name="Preformatted_20_Text"><text:span text:style-name="Source_20_Text"><text:span text:style-name="T8">["a", "b", "c"].map(&amp;:upcase) # =&gt; ["A", "B", "C"]</text:span></text:span></text:p>
      <text:p text:style-name="P1"><text:span text:style-name="Source_20_Text"><text:span text:style-name="T8">[1, 2, 3].map(&amp;:upcase) <text:s text:c="6"/># NoMethodError: undefined method 'upcase' for Integer</text:span></text:span></text:p>
      <text:p text:style-name="Text_20_body"><text:span text:style-name="T8">The second map is invalid because we can't use </text:span><text:span text:style-name="Source_20_Text"><text:span text:style-name="T8">upcase</text:span></text:span><text:span text:style-name="T8"> on number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22:29:33.073825523</meta:creation-date>
    <dc:date>2019-07-14T01:50:46.976046723</dc:date>
    <meta:editing-duration>PT1M22S</meta:editing-duration>
    <meta:editing-cycles>2</meta:editing-cycles>
    <meta:generator>LibreOffice/5.1.6.2$Linux_X86_64 LibreOffice_project/10m0$Build-2</meta:generator>
    <meta:document-statistic meta:table-count="0" meta:image-count="0" meta:object-count="0" meta:page-count="2" meta:paragraph-count="46" meta:word-count="638" meta:character-count="3575" meta:non-whitespace-character-count="2941"/>
  </office:meta>
</office:document-meta>
</file>